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1" table:default-cell-style-name="ce3"/>
        <table:table-column table:style-name="co4" table:default-cell-style-name="ce4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MARK</text:p>
          </table:table-cell>
          <table:table-cell table:style-name="ce2" office:value-type="string" calcext:value-type="string">
            <text:p>AV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&quot;PASS&quot;)" office:value-type="string" office:string-value="FAIL" calcext:value-type="string">
            <text:p>FAIL</text:p>
          </table:table-cell>
          <table:table-cell table:formula="of:=[.I2]/6" office:value-type="float" office:value="41.8333333333333" calcext:value-type="float">
            <text:p>41.83</text:p>
          </table:table-cell>
          <table:table-cell table:formula="of:=IF([.Q2]&gt;0;&quot;PROMOTED&quot;;IF([.T2]&lt;45;&quot;PASS CLASS&quot;;IF([.T2]&lt;60;&quot;SECOND CLASS&quot;;IF([.T2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83" calcext:value-type="float">
            <text:p>283</text:p>
          </table:table-cell>
          <table:table-cell table:formula="of:=IF([.C3]&lt;35;35-[.C3];0)" office:value-type="float" office:value="0" calcext:value-type="float">
            <text:p>0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0" calcext:value-type="float">
            <text:p>0</text:p>
          </table:table-cell>
          <table:table-cell table:formula="of:=COUNTIF([.J3:.O3];&quot;&gt;0&quot;)" office:value-type="float" office:value="0" calcext:value-type="float">
            <text:p>0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&quot;PASS&quot;)" office:value-type="string" office:string-value="PASS" calcext:value-type="string">
            <text:p>PASS</text:p>
          </table:table-cell>
          <table:table-cell table:formula="of:=[.I3]/6" office:value-type="float" office:value="47.1666666666667" calcext:value-type="float">
            <text:p>47.17</text:p>
          </table:table-cell>
          <table:table-cell table:formula="of:=IF([.Q3]&gt;0;&quot;PROMOTED&quot;;IF([.T3]&lt;45;&quot;PASS CLASS&quot;;IF([.T3]&lt;60;&quot;SECOND CLASS&quot;;IF([.T3]&lt;75;&quot;FIRST CLASS&quot;;&quot;DISTINCTION&quot;))))" office:value-type="string" office:string-value="SECOND CLASS" calcext:value-type="string">
            <text:p>SECOND CLASS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&quot;PASS&quot;)" office:value-type="string" office:string-value="FAIL" calcext:value-type="string">
            <text:p>FAIL</text:p>
          </table:table-cell>
          <table:table-cell table:formula="of:=[.I4]/6" office:value-type="float" office:value="50.3333333333333" calcext:value-type="float">
            <text:p>50.33</text:p>
          </table:table-cell>
          <table:table-cell table:formula="of:=IF([.Q4]&gt;0;&quot;PROMOTED&quot;;IF([.T4]&lt;45;&quot;PASS CLASS&quot;;IF([.T4]&lt;60;&quot;SECOND CLASS&quot;;IF([.T4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C5:.H5])" office:value-type="float" office:value="227" calcext:value-type="float">
            <text:p>227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0" calcext:value-type="float">
            <text:p>0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0" calcext:value-type="float">
            <text:p>0</text:p>
          </table:table-cell>
          <table:table-cell table:formula="of:=SUM([.J5:.O5])" office:value-type="float" office:value="0" calcext:value-type="float">
            <text:p>0</text:p>
          </table:table-cell>
          <table:table-cell table:formula="of:=COUNTIF([.J5:.O5];&quot;&gt;0&quot;)" office:value-type="float" office:value="0" calcext:value-type="float">
            <text:p>0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&quot;PASS&quot;)" office:value-type="string" office:string-value="PASS" calcext:value-type="string">
            <text:p>PASS</text:p>
          </table:table-cell>
          <table:table-cell table:formula="of:=[.I5]/6" office:value-type="float" office:value="37.8333333333333" calcext:value-type="float">
            <text:p>37.83</text:p>
          </table:table-cell>
          <table:table-cell table:formula="of:=IF([.Q5]&gt;0;&quot;PROMOTED&quot;;IF([.T5]&lt;45;&quot;PASS CLASS&quot;;IF([.T5]&lt;60;&quot;SECOND CLASS&quot;;IF([.T5]&lt;75;&quot;FIRST CLASS&quot;;&quot;DISTINCTION&quot;))))" office:value-type="string" office:string-value="PASS CLASS" calcext:value-type="string">
            <text:p>PASS CLASS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&quot;PASS&quot;)" office:value-type="string" office:string-value="PASS" calcext:value-type="string">
            <text:p>PASS</text:p>
          </table:table-cell>
          <table:table-cell table:formula="of:=[.I6]/6" office:value-type="float" office:value="48.6666666666667" calcext:value-type="float">
            <text:p>48.67</text:p>
          </table:table-cell>
          <table:table-cell table:formula="of:=IF([.Q6]&gt;0;&quot;PROMOTED&quot;;IF([.T6]&lt;45;&quot;PASS CLASS&quot;;IF([.T6]&lt;60;&quot;SECOND CLASS&quot;;IF([.T6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71" calcext:value-type="float">
            <text:p>371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0" calcext:value-type="float">
            <text:p>0</text:p>
          </table:table-cell>
          <table:table-cell table:formula="of:=COUNTIF([.J7:.O7];&quot;&gt;0&quot;)" office:value-type="float" office:value="0" calcext:value-type="float">
            <text:p>0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&quot;PASS&quot;)" office:value-type="string" office:string-value="PASS" calcext:value-type="string">
            <text:p>PASS</text:p>
          </table:table-cell>
          <table:table-cell table:formula="of:=[.I7]/6" office:value-type="float" office:value="61.8333333333333" calcext:value-type="float">
            <text:p>61.83</text:p>
          </table:table-cell>
          <table:table-cell table:formula="of:=IF([.Q7]&gt;0;&quot;PROMOTED&quot;;IF([.T7]&lt;45;&quot;PASS CLASS&quot;;IF([.T7]&lt;60;&quot;SECOND CLASS&quot;;IF([.T7]&lt;75;&quot;FIRST CLASS&quot;;&quot;DISTINCTION&quot;))))" office:value-type="string" office:string-value="FIRST CLASS" calcext:value-type="string">
            <text:p>FIRST CLASS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&quot;PASS&quot;)" office:value-type="string" office:string-value="FAIL" calcext:value-type="string">
            <text:p>FAIL</text:p>
          </table:table-cell>
          <table:table-cell table:formula="of:=[.I8]/6" office:value-type="float" office:value="45.1666666666667" calcext:value-type="float">
            <text:p>45.17</text:p>
          </table:table-cell>
          <table:table-cell table:formula="of:=IF([.Q8]&gt;0;&quot;PROMOTED&quot;;IF([.T8]&lt;45;&quot;PASS CLASS&quot;;IF([.T8]&lt;60;&quot;SECOND CLASS&quot;;IF([.T8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&quot;PASS&quot;)" office:value-type="string" office:string-value="FAIL" calcext:value-type="string">
            <text:p>FAIL</text:p>
          </table:table-cell>
          <table:table-cell table:formula="of:=[.I9]/6" office:value-type="float" office:value="37.1666666666667" calcext:value-type="float">
            <text:p>37.17</text:p>
          </table:table-cell>
          <table:table-cell table:formula="of:=IF([.Q9]&gt;0;&quot;PROMOTED&quot;;IF([.T9]&lt;45;&quot;PASS CLASS&quot;;IF([.T9]&lt;60;&quot;SECOND CLASS&quot;;IF([.T9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2" calcext:value-type="float">
            <text:p>332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3" calcext:value-type="float">
            <text:p>3</text:p>
          </table:table-cell>
          <table:table-cell table:formula="of:=COUNTIF([.J10:.O10];&quot;&gt;0&quot;)" office:value-type="float" office:value="1" calcext:value-type="float">
            <text:p>1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&quot;PASS&quot;)" office:value-type="string" office:string-value="PASS" calcext:value-type="string">
            <text:p>PASS</text:p>
          </table:table-cell>
          <table:table-cell table:formula="of:=[.I10]/6" office:value-type="float" office:value="55.3333333333333" calcext:value-type="float">
            <text:p>55.33</text:p>
          </table:table-cell>
          <table:table-cell table:formula="of:=IF([.Q10]&gt;0;&quot;PROMOTED&quot;;IF([.T10]&lt;45;&quot;PASS CLASS&quot;;IF([.T10]&lt;60;&quot;SECOND CLASS&quot;;IF([.T10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505" calcext:value-type="float">
            <text:p>505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0" calcext:value-type="float">
            <text:p>0</text:p>
          </table:table-cell>
          <table:table-cell table:formula="of:=COUNTIF([.J11:.O11];&quot;&gt;0&quot;)" office:value-type="float" office:value="0" calcext:value-type="float">
            <text:p>0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&quot;PASS&quot;)" office:value-type="string" office:string-value="PASS" calcext:value-type="string">
            <text:p>PASS</text:p>
          </table:table-cell>
          <table:table-cell table:formula="of:=[.I11]/6" office:value-type="float" office:value="84.1666666666667" calcext:value-type="float">
            <text:p>84.17</text:p>
          </table:table-cell>
          <table:table-cell table:formula="of:=IF([.Q11]&gt;0;&quot;PROMOTED&quot;;IF([.T11]&lt;45;&quot;PASS CLASS&quot;;IF([.T11]&lt;60;&quot;SECOND CLASS&quot;;IF([.T11]&lt;75;&quot;FIRST CLASS&quot;;&quot;DISTINCTION&quot;))))" office:value-type="string" office:string-value="DISTINCTION" calcext:value-type="string">
            <text:p>DISTINCTION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2:21:47.316107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6-01T12:30:37.819712289</dc:date>
    <meta:editing-duration>PT2H36M47S</meta:editing-duration>
    <meta:editing-cycles>16</meta:editing-cycles>
    <meta:generator>LibreOffice/5.1.6.2$Linux_X86_64 LibreOffice_project/10m0$Build-2</meta:generator>
    <meta:document-statistic meta:table-count="1" meta:cell-count="231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